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0in" fo:margin-right="0in" fo:margin-top="0in" fo:margin-bottom="0in" fo:line-height="200%" fo:text-indent="0.5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Oscar Wilde, a self-professed socialist who wrote </text:span><text:span text:style-name="Emphasis"><text:span text:style-name="T6">The Soul of Man Under Socialism</text:span></text:span><text:span text:style-name="T6">, incorporated these themes into his opus for reasons more important to him than advancing that cause. Though Wilde supported socialism, an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text:span><text:soft-page-break/><text:span text:style-name="T6">Algernon and Jack, who “Bunbury”, or visit fabricated friends (named after the man that Algernon “visits”)--including ending both of their engagements. These lies and the many other instances of a lack of respect for Victorian morals, such as earnestness and respect for others, criticizes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on its own, as Wilde’s beliefs did not perfectly fit into socialism, but it exposes a deep metaphor in the work. Killeen argues that Wilde did not solely claim socialism because he believed in its basic principles; instead, he proposes, Wilde utilized the socialism for other purposes. Killeen argue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sserts that h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text:span><text:soft-page-break/><text:span text:style-name="T6">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more directly leads the audience to the theme that the socialist theme represents, the belief that England is oppressing Ireland just as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Though Algernon reprobates the “lower orders,” “it is in fact the upper class that ends up as 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text:span><text:soft-page-break/><text:span text:style-name="T6">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In so doing, he creates the socialist theme supporting more liberty for the middle class, which represents his support for Ireland's freedom from England's ascendancy. </text:span></text:p>
        <text:p text:style-name="P9"><text:span text:style-name="T6">This ridicule equally attacks characters from the town and from the country—despite the dichotomy between the two domains—demonstrating that Wilde is mocking the English upper-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Bunburying also serves as another example of deception, as each of them invents a person to visit as a pretense for the Bunburying. The fact that both partake in this action shows the balance between the Londoners and the country-dwellers in the play. Wilde further creates equality between Londoners and country folk by having those from both London and the country say lines that mock the rich. In one such instance, Algernon, from the city, states, “It is awfully hard work doing nothing” (17). In a time when the poor toiled in factories all day, Algernon finds it hard work to deprive himself </text:span><text:soft-page-break/><text:span text:style-name="T6">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is line uses hyperbole to emphasize how dishonest the aristocrats were by suggesting that one might apologize for straying from the norm and living a life free from lies. “[T]he idea that it is painful for Jack to tell the truth ... reveals Oscar Wilde’s view that it is stereotypical behaviour of the upper class people to be deceitful” (</text:span><text:span text:style-name="T12">Tamminen-Kivistö 48)</text:span><text:span text:style-name="T6">. This attack upon the nobles' honor The criticism continues when Gwendolen responds, “I can. For I feel that you are sure to change” (54). This reinforces the idea that the status quo in noble society is deceit; Gwendolen does not even consider the outlandish possibility that Jack might continue his honesty. Since characters from both the country and the city proclaim these scathing lines, the play satirizes the upper class as a whole. By exposing that the aristocrats possess at least as many faults as those of the working class, these lines imply that England should implement socialism, which would place those from the lower class at equal status with these ignoble nobles.</text:span></text:p>
        <text:p text:style-name="P9"><text:span text:style-name="T6">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ext:span><text:soft-page-break/><text:span text:style-name="T6">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9"><text:span text:style-name="T6">Yet another instance of Wilde ridiculing the rich occurs when Lady Bracknell insults Jack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rich. It also relates directly to the issue of English rule of Ireland, bearing similarities to the Great Potato Famine. Just a few years before Wilde’s birth, the Great Irish Famine occurred, and the English allowed 1 million Irish to starve to death while still forcing Ireland to export food (Killeen 134). Since Lady Bracknell, “the paragon of propriety” (Stoller 89) who epitomizes English society, utters the line, the heartless disregard for the suffering of those less blessed than her reflects onto the entirety of English society. Thus, her coldness towards Jack's orphanhood evokes comparison to the By portraying the aristocrats in this play as devoid of morality and sympathy, Wilde harshly criticizes them, forging strong </text:span><text:soft-page-break/><text:span text:style-name="T6">socialist themes in the process.</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his disdain.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10">In one brief exchange between Lady Bracknell and Jack, Wilde expands the socialist messages, insults England, and alludes to the issue of Ireland. While determining if Jack may <text:soft-page-break/>marry Gwendolen, Lady Bracknell professes, “The whole theory of education is radically unsound. Fortunately in England, at any rate, education produces no effect whatsoever. If it did, it would prove a serious danger tot he upper classes, and probably lead to acts of violence in Grosvenor Square” (13). For one, this passage disparages English society by pointing out the failure of its education system. Furthermore, it continues the ridicule of the upper echelon by 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text:span><text:span text:style-name="T11">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oft-page-break/><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ext:span></text:p>
        <text:p text:style-name="P9"><text:span text:style-name="T6">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text:span><text:soft-page-break/><text:span text:style-name="T6">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5">Tamminen-Kivistö. “Victorian Society on a Small Scale? – Upper Social Classes as the Targets of Critique in <text:span text:style-name="T1">The Importance of Being Earnest</text:span> by Oscar Wilde.” Diss. U of Tampere, 2005. </text:p>
      <text:p text:style-name="P5">Wallace, Sarah. "The Importance of Being Subversive." <text:span text:style-name="T9">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0:45:55</dc:date>
    <meta:editing-cycles>171</meta:editing-cycles>
    <meta:editing-duration>P1DT11H7M59S</meta:editing-duration>
    <meta:user-defined meta:name="Info 1"/>
    <meta:user-defined meta:name="Info 2"/>
    <meta:user-defined meta:name="Info 3"/>
    <meta:user-defined meta:name="Info 4"/>
    <meta:document-statistic meta:table-count="0" meta:image-count="0" meta:object-count="0" meta:page-count="11" meta:paragraph-count="29" meta:word-count="3682" meta:character-count="23090"/>
  </office:meta>
</office:document-meta>
</file>